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99a2b" officeooo:paragraph-rsid="00199a2b" style:font-style-asian="normal" style:font-style-complex="normal"/>
    </style:style>
    <style:style style:name="P2" style:family="paragraph" style:parent-style-name="Standard">
      <style:text-properties fo:font-style="normal" fo:font-weight="bold" officeooo:rsid="00199a2b" officeooo:paragraph-rsid="001c5bbb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199a2b" officeooo:paragraph-rsid="00199a2b"/>
    </style:style>
    <style:style style:name="P4" style:family="paragraph" style:parent-style-name="Standard">
      <style:text-properties fo:font-weight="bold" officeooo:rsid="00199a2b" officeooo:paragraph-rsid="00199a2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7a1a2" officeooo:paragraph-rsid="0017a1a2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7a1a2" officeooo:paragraph-rsid="0017a1a2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afef2" officeooo:paragraph-rsid="001afef2" style:font-weight-asian="bold" style:font-weight-complex="bold"/>
    </style:style>
    <style:style style:name="P8" style:family="paragraph" style:parent-style-name="Standard">
      <style:paragraph-properties fo:line-height="115%" style:shadow="none"/>
      <style:text-properties officeooo:rsid="001afef2" officeooo:paragraph-rsid="001afef2"/>
    </style:style>
    <style:style style:name="P9" style:family="paragraph" style:parent-style-name="Standard">
      <style:paragraph-properties fo:line-height="115%" style:shadow="none"/>
      <style:text-properties officeooo:rsid="0017a1a2" officeooo:paragraph-rsid="0017a1a2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4b15346" officeooo:paragraph-rsid="00199a2b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011c421" officeooo:paragraph-rsid="00199a2b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0278373" officeooo:paragraph-rsid="00199a2b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00cbb5e" officeooo:paragraph-rsid="00199a2b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02371a2" officeooo:paragraph-rsid="00199a2b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00e6708" officeooo:paragraph-rsid="00199a2b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173798f" officeooo:paragraph-rsid="00199a2b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normal" officeooo:rsid="00278373" officeooo:paragraph-rsid="00199a2b" style:font-name-asian="Liberation Serif2" style:font-size-asian="10pt" style:font-weight-asian="normal" style:font-name-complex="Liberation Serif2" style:font-size-complex="10pt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use-window-font-color="true" style:font-name="Liberation Serif1" fo:font-size="10pt" fo:font-weight="bold" officeooo:rsid="01a71c89" officeooo:paragraph-rsid="00199a2b" style:font-name-asian="Liberation Serif2" style:font-size-asian="10pt" style:font-weight-asian="bold" style:font-name-complex="Liberation Serif2" style:font-size-complex="10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officeooo:rsid="000cbb5e" officeooo:paragraph-rsid="00199a2b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officeooo:rsid="000cbb5e" officeooo:paragraph-rsid="001faf96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officeooo:rsid="000f7771" officeooo:paragraph-rsid="00199a2b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weight="bold" officeooo:rsid="001faf96" officeooo:paragraph-rsid="001faf96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weight="bold" officeooo:rsid="000f7771" officeooo:paragraph-rsid="001faf96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shadow="none" style:writing-mode="page"/>
      <style:text-properties style:use-window-font-color="true" style:font-name="Liberation Serif1" fo:font-size="10pt" fo:font-weight="normal" officeooo:rsid="002e680b" officeooo:paragraph-rsid="00199a2b" style:font-name-asian="Liberation Serif2" style:font-size-asian="10pt" style:font-weight-asian="normal" style:font-name-complex="Liberation Serif2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font-name="Liberation Serif1" fo:font-size="12pt" fo:font-weight="normal" officeooo:rsid="001faf96" officeooo:paragraph-rsid="001faf9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20%" style:shadow="none" style:writing-mode="page"/>
      <style:text-properties style:use-window-font-color="true" style:font-name="Liberation Serif1" fo:font-size="10pt" officeooo:paragraph-rsid="00199a2b" style:font-size-asian="10pt" style:font-size-complex="10pt"/>
    </style:style>
    <style:style style:name="P27" style:family="paragraph" style:parent-style-name="Table_20_Contents">
      <style:paragraph-properties fo:line-height="120%" style:writing-mode="page"/>
      <style:text-properties style:font-name="Liberation Serif1" fo:font-style="normal" fo:font-weight="bold" officeooo:rsid="00199a2b" officeooo:paragraph-rsid="00199a2b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line-height="120%" style:writing-mode="page"/>
      <style:text-properties style:font-name="Liberation Serif1" fo:font-style="normal" fo:font-weight="bold" officeooo:rsid="00199a2b" officeooo:paragraph-rsid="001eb63f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line-height="120%" style:writing-mode="page"/>
      <style:text-properties style:font-name="Liberation Serif1" officeooo:paragraph-rsid="00199a2b"/>
    </style:style>
    <style:style style:name="P30" style:family="paragraph" style:parent-style-name="Table_20_Contents">
      <style:paragraph-properties fo:line-height="120%" style:writing-mode="page"/>
      <style:text-properties style:font-name="Liberation Serif1" officeooo:paragraph-rsid="001c5bbb"/>
    </style:style>
    <style:style style:name="P31" style:family="paragraph" style:parent-style-name="Table_20_Contents">
      <style:paragraph-properties fo:line-height="120%" style:writing-mode="page"/>
      <style:text-properties style:font-name="Liberation Serif1" officeooo:rsid="0034cd45" officeooo:paragraph-rsid="00199a2b"/>
    </style:style>
    <style:style style:name="P32" style:family="paragraph" style:parent-style-name="Table_20_Contents">
      <style:paragraph-properties fo:line-height="120%" style:writing-mode="page"/>
      <style:text-properties style:font-name="Liberation Serif1" officeooo:rsid="0034cd45" officeooo:paragraph-rsid="001eb63f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17605f6" officeooo:paragraph-rsid="00199a2b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20%" fo:text-indent="0cm" style:auto-text-indent="false" style:writing-mode="page"/>
      <style:text-properties style:font-name="Liberation Serif1" fo:font-size="12pt" fo:font-style="normal" fo:font-weight="bold" officeooo:rsid="00199a2b" officeooo:paragraph-rsid="00199a2b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font-name="Liberation Serif1" fo:font-size="12pt" fo:font-style="normal" fo:font-weight="normal" officeooo:rsid="00199a2b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fo:font-variant="normal" fo:text-transform="none" style:font-name="Liberation Serif1" fo:font-size="12pt" fo:font-style="normal" fo:font-weight="normal" officeooo:rsid="001faf96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 style:shadow="none" style:writing-mode="page"/>
      <style:text-properties style:use-window-font-color="true" style:font-name="Liberation Serif1" fo:font-size="12pt" fo:font-style="normal" fo:font-weight="normal" officeooo:rsid="001d26ef" officeooo:paragraph-rsid="001faf9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268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6856" style:font-weight-asian="bold" style:font-weight-complex="bold"/>
    </style:style>
    <style:style style:name="T4" style:family="text">
      <style:text-properties fo:font-weight="bold" officeooo:rsid="00310a9c" style:font-weight-asian="bold" style:font-weight-complex="bold"/>
    </style:style>
    <style:style style:name="T5" style:family="text">
      <style:text-properties officeooo:rsid="02809a1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10a9c" style:font-weight-asian="normal" style:font-weight-complex="normal"/>
    </style:style>
    <style:style style:name="T8" style:family="text">
      <style:text-properties fo:text-transform="lowercase" officeooo:rsid="0184e280" style:font-name-asian="Liberation Serif2" style:font-name-complex="Liberation Serif2" loext:shadow="none"/>
    </style:style>
    <style:style style:name="T9" style:family="text">
      <style:text-properties fo:text-transform="lowercase" officeooo:rsid="018bb45d" style:font-name-asian="Liberation Serif2" style:font-name-complex="Liberation Serif2" loext:shadow="none"/>
    </style:style>
    <style:style style:name="T10" style:family="text">
      <style:text-properties fo:text-transform="lowercase" officeooo:rsid="019d3a95" style:font-name-asian="Liberation Serif2" style:font-name-complex="Liberation Serif2" loext:shadow="none"/>
    </style:style>
    <style:style style:name="T11" style:family="text">
      <style:text-properties fo:text-transform="lowercase" officeooo:rsid="01ad6c82" style:font-name-asian="Liberation Serif2" style:font-name-complex="Liberation Serif2" loext:shadow="none"/>
    </style:style>
    <style:style style:name="T12" style:family="text">
      <style:text-properties fo:text-transform="lowercase" officeooo:rsid="00026856" style:font-name-asian="Liberation Serif2" style:font-name-complex="Liberation Serif2" loext:shadow="none"/>
    </style:style>
    <style:style style:name="T13" style:family="text">
      <style:text-properties fo:text-transform="lowercase" officeooo:rsid="000e6708" style:font-name-asian="Liberation Serif2" style:font-name-complex="Liberation Serif2" loext:shadow="none"/>
    </style:style>
    <style:style style:name="T14" style:family="text">
      <style:text-properties fo:text-transform="lowercase" officeooo:rsid="02b987f8" style:font-name-asian="Liberation Serif2" style:font-name-complex="Liberation Serif2" loext:shadow="none"/>
    </style:style>
    <style:style style:name="T15" style:family="text">
      <style:text-properties fo:text-transform="lowercase" style:font-name-asian="Liberation Serif2" style:font-name-complex="Liberation Serif2" loext:shadow="none"/>
    </style:style>
    <style:style style:name="T16" style:family="text">
      <style:text-properties fo:text-transform="lowercase" officeooo:rsid="00131835" style:font-name-asian="Liberation Serif2" style:font-name-complex="Liberation Serif2" loext:shadow="none"/>
    </style:style>
    <style:style style:name="T17" style:family="text">
      <style:text-properties fo:text-transform="lowercase" officeooo:rsid="002e680b" style:font-name-asian="Liberation Serif2" style:font-name-complex="Liberation Serif2" loext:shadow="none"/>
    </style:style>
    <style:style style:name="T18" style:family="text">
      <style:text-properties fo:text-transform="lowercase" officeooo:rsid="01c09d78" style:font-name-asian="Liberation Serif2" style:font-name-complex="Liberation Serif2" loext:shadow="none"/>
    </style:style>
    <style:style style:name="T19" style:family="text">
      <style:text-properties fo:text-transform="lowercase" officeooo:rsid="02bf607d" style:font-name-asian="Liberation Serif2" style:font-name-complex="Liberation Serif2" loext:shadow="none"/>
    </style:style>
    <style:style style:name="T20" style:family="text">
      <style:text-properties fo:text-transform="lowercase" officeooo:rsid="002af2aa" style:font-name-asian="Liberation Serif2" style:font-name-complex="Liberation Serif2" loext:shadow="none"/>
    </style:style>
    <style:style style:name="T21" style:family="text">
      <style:text-properties fo:text-transform="lowercase" officeooo:rsid="01b5dd5c" style:font-name-asian="Liberation Serif2" style:font-name-complex="Liberation Serif2" loext:shadow="none"/>
    </style:style>
    <style:style style:name="T22" style:family="text">
      <style:text-properties fo:text-transform="lowercase" officeooo:rsid="01b87b2e" style:font-name-asian="Liberation Serif2" style:font-name-complex="Liberation Serif2" loext:shadow="none"/>
    </style:style>
    <style:style style:name="T23" style:family="text">
      <style:text-properties fo:text-transform="lowercase" officeooo:rsid="0978e28d" style:font-name-asian="Liberation Serif2" style:font-name-complex="Liberation Serif2" loext:shadow="none"/>
    </style:style>
    <style:style style:name="T24" style:family="text">
      <style:text-properties fo:text-transform="lowercase" officeooo:rsid="01baa192" style:font-name-asian="Liberation Serif2" style:font-name-complex="Liberation Serif2" loext:shadow="none"/>
    </style:style>
    <style:style style:name="T25" style:family="text">
      <style:text-properties fo:text-transform="lowercase" officeooo:rsid="01c6b9d4" style:font-name-asian="Liberation Serif2" style:font-name-complex="Liberation Serif2" loext:shadow="none"/>
    </style:style>
    <style:style style:name="T26" style:family="text">
      <style:text-properties fo:text-transform="lowercase" officeooo:rsid="02cf3c37" style:font-name-asian="Liberation Serif2" style:font-name-complex="Liberation Serif2" loext:shadow="none"/>
    </style:style>
    <style:style style:name="T27" style:family="text">
      <style:text-properties fo:text-transform="lowercase" officeooo:rsid="01cb05a3" style:font-name-asian="Liberation Serif2" style:font-name-complex="Liberation Serif2" loext:shadow="none"/>
    </style:style>
    <style:style style:name="T28" style:family="text">
      <style:text-properties fo:text-transform="lowercase" officeooo:rsid="0184e280" loext:shadow="none"/>
    </style:style>
    <style:style style:name="T29" style:family="text">
      <style:text-properties fo:text-transform="lowercase" officeooo:rsid="036fb61f" loext:shadow="none"/>
    </style:style>
    <style:style style:name="T30" style:family="text">
      <style:text-properties fo:text-transform="lowercase" officeooo:rsid="000ff59e" loext:shadow="none"/>
    </style:style>
    <style:style style:name="T31" style:family="text">
      <style:text-properties fo:text-transform="lowercase" loext:shadow="none"/>
    </style:style>
    <style:style style:name="T32" style:family="text">
      <style:text-properties fo:text-transform="lowercase" officeooo:rsid="00131835" loext:shadow="none"/>
    </style:style>
    <style:style style:name="T33" style:family="text">
      <style:text-properties fo:text-transform="lowercase" officeooo:rsid="00026856" loext:shadow="none"/>
    </style:style>
    <style:style style:name="T34" style:family="text">
      <style:text-properties fo:text-transform="lowercase" officeooo:rsid="002e680b" loext:shadow="none"/>
    </style:style>
    <style:style style:name="T35" style:family="text">
      <style:text-properties fo:text-transform="lowercase" style:use-window-font-color="true" fo:font-size="10pt" officeooo:rsid="0184e280" style:font-name-asian="Liberation Serif2" style:font-size-asian="10pt" style:font-name-complex="Liberation Serif2" style:font-size-complex="10pt" loext:shadow="none"/>
    </style:style>
    <style:style style:name="T36" style:family="text">
      <style:text-properties fo:text-transform="lowercase" style:use-window-font-color="true" fo:font-size="10pt" officeooo:rsid="000ff59e" style:font-name-asian="Liberation Serif2" style:font-size-asian="10pt" style:font-name-complex="Liberation Serif2" style:font-size-complex="10pt" loext:shadow="none"/>
    </style:style>
    <style:style style:name="T37" style:family="text">
      <style:text-properties fo:text-transform="lowercase" style:use-window-font-color="true" fo:font-size="10pt" officeooo:rsid="002e680b" style:font-name-asian="Liberation Serif2" style:font-size-asian="10pt" style:font-name-complex="Liberation Serif2" style:font-size-complex="10pt" loext:shadow="none"/>
    </style:style>
    <style:style style:name="T38" style:family="text">
      <style:text-properties fo:text-transform="lowercase" style:use-window-font-color="true" fo:font-size="10pt" style:font-name-asian="Liberation Serif2" style:font-size-asian="10pt" style:font-name-complex="Liberation Serif2" style:font-size-complex="10pt" loext:shadow="none"/>
    </style:style>
    <style:style style:name="T39" style:family="text">
      <style:text-properties fo:text-transform="lowercase" style:use-window-font-color="true" fo:font-size="10pt" officeooo:rsid="000e6708" style:font-name-asian="Liberation Serif2" style:font-size-asian="10pt" style:font-name-complex="Liberation Serif2" style:font-size-complex="10pt" loext:shadow="none"/>
    </style:style>
    <style:style style:name="T40" style:family="text">
      <style:text-properties fo:text-transform="lowercase" style:use-window-font-color="true" fo:font-size="10pt" officeooo:rsid="00131835" style:font-name-asian="Liberation Serif2" style:font-size-asian="10pt" style:font-name-complex="Liberation Serif2" style:font-size-complex="10pt" loext:shadow="none"/>
    </style:style>
    <style:style style:name="T41" style:family="text">
      <style:text-properties fo:text-transform="lowercase" style:use-window-font-color="true" fo:font-size="10pt" officeooo:rsid="00026856" style:font-name-asian="Liberation Serif2" style:font-size-asian="10pt" style:font-name-complex="Liberation Serif2" style:font-size-complex="10pt" loext:shadow="none"/>
    </style:style>
    <style:style style:name="T42" style:family="text">
      <style:text-properties fo:text-transform="lowercase" style:use-window-font-color="true" fo:font-weight="normal" officeooo:rsid="00131835" style:font-name-asian="Liberation Serif2" style:font-weight-asian="normal" style:font-name-complex="Liberation Serif2" style:font-weight-complex="normal" loext:shadow="none"/>
    </style:style>
    <style:style style:name="T43" style:family="text">
      <style:text-properties fo:text-transform="lowercase" style:use-window-font-color="true" officeooo:rsid="0184e280" style:font-name-asian="Liberation Serif2" style:font-name-complex="Liberation Serif2" loext:shadow="none"/>
    </style:style>
    <style:style style:name="T44" style:family="text">
      <style:text-properties fo:text-transform="lowercase" style:use-window-font-color="true" officeooo:rsid="000ff59e" style:font-name-asian="Liberation Serif2" style:font-name-complex="Liberation Serif2" loext:shadow="none"/>
    </style:style>
    <style:style style:name="T45" style:family="text">
      <style:text-properties fo:text-transform="lowercase" style:use-window-font-color="true" officeooo:rsid="002e680b" style:font-name-asian="Liberation Serif2" style:font-name-complex="Liberation Serif2" loext:shadow="none"/>
    </style:style>
    <style:style style:name="T46" style:family="text">
      <style:text-properties fo:text-transform="lowercase" style:use-window-font-color="true" style:font-name-asian="Liberation Serif2" style:font-name-complex="Liberation Serif2" loext:shadow="none"/>
    </style:style>
    <style:style style:name="T47" style:family="text">
      <style:text-properties fo:text-transform="lowercase" style:use-window-font-color="true" officeooo:rsid="001faf96" style:font-name-asian="Liberation Serif2" style:font-name-complex="Liberation Serif2" loext:shadow="none"/>
    </style:style>
    <style:style style:name="T48" style:family="text">
      <style:text-properties style:font-name-asian="Liberation Serif2" style:font-name-complex="Liberation Serif2"/>
    </style:style>
    <style:style style:name="T49" style:family="text">
      <style:text-properties officeooo:rsid="0184e280" style:font-name-asian="Liberation Serif2" style:font-name-complex="Liberation Serif2"/>
    </style:style>
    <style:style style:name="T50" style:family="text">
      <style:text-properties officeooo:rsid="00131835" style:font-name-asian="Liberation Serif2" style:font-name-complex="Liberation Serif2"/>
    </style:style>
    <style:style style:name="T51" style:family="text">
      <style:text-properties officeooo:rsid="01918956" style:font-name-asian="Liberation Serif2" style:font-name-complex="Liberation Serif2"/>
    </style:style>
    <style:style style:name="T52" style:family="text">
      <style:text-properties officeooo:rsid="01982f28" style:font-name-asian="Liberation Serif2" style:font-name-complex="Liberation Serif2"/>
    </style:style>
    <style:style style:name="T53" style:family="text">
      <style:text-properties officeooo:rsid="000e6708" style:font-name-asian="Liberation Serif2" style:font-name-complex="Liberation Serif2"/>
    </style:style>
    <style:style style:name="T54" style:family="text">
      <style:text-properties officeooo:rsid="01982d97" style:font-name-asian="Liberation Serif2" style:font-name-complex="Liberation Serif2"/>
    </style:style>
    <style:style style:name="T55" style:family="text">
      <style:text-properties officeooo:rsid="01d3bc5b" style:font-name-asian="Liberation Serif2" style:font-name-complex="Liberation Serif2"/>
    </style:style>
    <style:style style:name="T56" style:family="text">
      <style:text-properties officeooo:rsid="002e680b" style:font-name-asian="Liberation Serif2" style:font-name-complex="Liberation Serif2"/>
    </style:style>
    <style:style style:name="T57" style:family="text">
      <style:text-properties officeooo:rsid="01a08423" style:font-name-asian="Liberation Serif2" style:font-name-complex="Liberation Serif2"/>
    </style:style>
    <style:style style:name="T58" style:family="text">
      <style:text-properties officeooo:rsid="000641ec" style:font-name-asian="Liberation Serif2" style:font-name-complex="Liberation Serif2"/>
    </style:style>
    <style:style style:name="T59" style:family="text">
      <style:text-properties officeooo:rsid="00026856" style:font-name-asian="Liberation Serif2" style:font-name-complex="Liberation Serif2"/>
    </style:style>
    <style:style style:name="T60" style:family="text">
      <style:text-properties officeooo:rsid="018da006" style:font-name-asian="Liberation Serif2" style:font-name-complex="Liberation Serif2"/>
    </style:style>
    <style:style style:name="T61" style:family="text">
      <style:text-properties officeooo:rsid="01a255d3" style:font-name-asian="Liberation Serif2" style:font-name-complex="Liberation Serif2"/>
    </style:style>
    <style:style style:name="T62" style:family="text">
      <style:text-properties officeooo:rsid="02b1ebd7" style:font-name-asian="Liberation Serif2" style:font-name-complex="Liberation Serif2"/>
    </style:style>
    <style:style style:name="T63" style:family="text">
      <style:text-properties officeooo:rsid="002af2aa" style:font-name-asian="Liberation Serif2" style:font-name-complex="Liberation Serif2"/>
    </style:style>
    <style:style style:name="T64" style:family="text">
      <style:text-properties officeooo:rsid="000ff59e"/>
    </style:style>
    <style:style style:name="T65" style:family="text">
      <style:text-properties officeooo:rsid="0184e280"/>
    </style:style>
    <style:style style:name="T66" style:family="text">
      <style:text-properties officeooo:rsid="002e680b"/>
    </style:style>
    <style:style style:name="T67" style:family="text">
      <style:text-properties officeooo:rsid="000641ec"/>
    </style:style>
    <style:style style:name="T68" style:family="text">
      <style:text-properties officeooo:rsid="000cbb5e"/>
    </style:style>
    <style:style style:name="T69" style:family="text">
      <style:text-properties style:font-name="Liberation Serif1"/>
    </style:style>
    <style:style style:name="T70" style:family="text">
      <style:text-properties style:font-name="Liberation Serif1" officeooo:rsid="001c5bbb"/>
    </style:style>
    <style:style style:name="T71" style:family="text">
      <style:text-properties style:font-name="Liberation Serif1" officeooo:rsid="001eb63f"/>
    </style:style>
    <style:style style:name="T72" style:family="text">
      <style:text-properties style:use-window-font-color="true" fo:font-size="10pt" officeooo:rsid="002e680b" style:font-name-asian="Liberation Serif2" style:font-size-asian="10pt" style:font-name-complex="Liberation Serif2" style:font-size-complex="10pt" loext:shadow="none"/>
    </style:style>
    <style:style style:name="T73" style:family="text">
      <style:text-properties style:use-window-font-color="true" fo:font-size="10pt" officeooo:rsid="000ff59e" style:font-name-asian="Liberation Serif2" style:font-size-asian="10pt" style:font-name-complex="Liberation Serif2" style:font-size-complex="10pt"/>
    </style:style>
    <style:style style:name="T74" style:family="text">
      <style:text-properties style:use-window-font-color="true" fo:font-size="10pt" officeooo:rsid="0184e280" style:font-name-asian="Liberation Serif2" style:font-size-asian="10pt" style:font-name-complex="Liberation Serif2" style:font-size-complex="10pt" loext:shadow="none"/>
    </style:style>
    <style:style style:name="T75" style:family="text">
      <style:text-properties style:use-window-font-color="true" fo:font-size="10pt" officeooo:rsid="000e6708" style:font-name-asian="Liberation Serif2" style:font-size-asian="10pt" style:font-name-complex="Liberation Serif2" style:font-size-complex="10pt" loext:shadow="none"/>
    </style:style>
    <style:style style:name="T76" style:family="text">
      <style:text-properties style:use-window-font-color="true" fo:font-size="10pt" officeooo:rsid="00131835" style:font-name-asian="Liberation Serif2" style:font-size-asian="10pt" style:font-name-complex="Liberation Serif2" style:font-size-complex="10pt" loext:shadow="none"/>
    </style:style>
    <style:style style:name="T77" style:family="text">
      <style:text-properties style:use-window-font-color="true" fo:font-size="10pt" officeooo:rsid="00026856" style:font-name-asian="Liberation Serif2" style:font-size-asian="10pt" style:font-name-complex="Liberation Serif2" style:font-size-complex="10pt" loext:shadow="none"/>
    </style:style>
    <style:style style:name="T78" style:family="text">
      <style:text-properties style:use-window-font-color="true" fo:font-size="10pt" style:font-name-asian="Liberation Serif2" style:font-size-asian="10pt" style:font-name-complex="Liberation Serif2" style:font-size-complex="10pt" loext:shadow="none"/>
    </style:style>
    <style:style style:name="T79" style:family="text">
      <style:text-properties style:use-window-font-color="true" fo:font-size="10pt" officeooo:rsid="00222331" style:font-name-asian="Liberation Serif2" style:font-size-asian="10pt" style:font-name-complex="Liberation Serif2" style:font-size-complex="10pt" loext:shadow="none"/>
    </style:style>
    <style:style style:name="T80" style:family="text">
      <style:text-properties style:use-window-font-color="true" fo:font-weight="normal" officeooo:rsid="0184e280" style:font-name-asian="Liberation Serif2" style:font-weight-asian="normal" style:font-name-complex="Liberation Serif2" style:font-weight-complex="normal"/>
    </style:style>
    <style:style style:name="T81" style:family="text">
      <style:text-properties style:use-window-font-color="true" officeooo:rsid="000ff59e" style:font-name-asian="Liberation Serif2" style:font-name-complex="Liberation Serif2"/>
    </style:style>
    <style:style style:name="T82" style:family="text">
      <style:text-properties style:use-window-font-color="true" style:font-name-asian="Liberation Serif2" style:font-name-complex="Liberation Serif2" loext:shadow="none"/>
    </style:style>
    <style:style style:name="T83" style:family="text">
      <style:text-properties style:use-window-font-color="true" officeooo:rsid="00222331" style:font-name-asian="Liberation Serif2" style:font-name-complex="Liberation Serif2" loext:shadow="none"/>
    </style:style>
    <style:style style:name="T84" style:family="text">
      <style:text-properties style:use-window-font-color="true" officeooo:rsid="0184e280" style:font-name-asian="Liberation Serif2" style:font-name-complex="Liberation Serif2" loext:shadow="none"/>
    </style:style>
    <style:style style:name="T85" style:family="text">
      <style:text-properties style:use-window-font-color="true" officeooo:rsid="000e6708" style:font-name-asian="Liberation Serif2" style:font-name-complex="Liberation Serif2" loext:shadow="none"/>
    </style:style>
    <style:style style:name="T86" style:family="text">
      <style:text-properties style:use-window-font-color="true" officeooo:rsid="00131835" style:font-name-asian="Liberation Serif2" style:font-name-complex="Liberation Serif2" loext:shadow="none"/>
    </style:style>
    <style:style style:name="T87" style:family="text">
      <style:text-properties style:use-window-font-color="true" officeooo:rsid="00026856" style:font-name-asian="Liberation Serif2" style:font-name-complex="Liberation Serif2" loext:shadow="none"/>
    </style:style>
    <style:style style:name="T88" style:family="text">
      <style:text-properties style:use-window-font-color="true" officeooo:rsid="002e680b" style:font-name-asian="Liberation Serif2" style:font-name-complex="Liberation Serif2" loext:shadow="none"/>
    </style:style>
    <style:style style:name="T89" style:family="text">
      <style:text-properties fo:text-transform="uppercase" style:use-window-font-color="true" style:font-name="Liberation Sans1" fo:font-size="10pt" fo:font-weight="normal" officeooo:rsid="0184e280" style:font-name-asian="Liberation Serif2" style:font-size-asian="10pt" style:font-weight-asian="normal" style:font-name-complex="Liberation Serif2" style:font-size-complex="10pt" style:font-weight-complex="normal"/>
    </style:style>
    <style:style style:name="T90" style:family="text">
      <style:text-properties officeooo:rsid="001c5bbb"/>
    </style:style>
    <style:style style:name="T91" style:family="text">
      <style:text-properties officeooo:rsid="001cee19"/>
    </style:style>
    <style:style style:name="T92" style:family="text">
      <style:text-properties fo:font-style="normal" fo:font-weight="bold" officeooo:rsid="000ff59e" style:font-style-asian="normal" style:font-weight-asian="bold" style:font-style-complex="normal" style:font-weight-complex="bold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0ff59e" style:font-style-asian="normal" style:font-style-complex="normal"/>
    </style:style>
    <style:style style:name="T95" style:family="text">
      <style:text-properties fo:font-style="normal" officeooo:rsid="000cbb5e" style:font-style-asian="normal" style:font-style-complex="normal"/>
    </style:style>
    <style:style style:name="T96" style:family="text">
      <style:text-properties officeooo:rsid="001faf96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officeooo:rsid="0023d0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rôle de grec (2020.11.25)</text:p>
      <text:p text:style-name="P7">Exemple de contrôle pour vous entraîner</text:p>
      <text:p text:style-name="P5"/>
      <text:p text:style-name="P4">(1) alphabet <text:span text:style-name="T90">(/2 points)</text:span></text:p>
      <text:p text:style-name="P3"/>
      <text:p text:style-name="P8">Ecrire en minuscule la lettre <text:span text:style-name="T89">σ</text:span><text:span text:style-name="T69"><text:tab/>:</text:span></text:p>
      <text:p text:style-name="P8">Ecrire en majuscule la lettre <text:span text:style-name="T69">ρ<text:tab/>:</text:span></text:p>
      <text:p text:style-name="P9"/>
      <text:p text:style-name="P2">(2) <text:span text:style-name="T90">deuxième </text:span>déclinaison, <text:span text:style-name="T90">type </text:span><text:span text:style-name="T70">ἄνθρωπος : compléter les formes manquantes </text:span><text:span text:style-name="T71">(/ 2 points)</text:span></text:p>
      <text:p text:style-name="P1"/>
      <text:p text:style-name="P29"><text:span text:style-name="T1">nominatif <text:tab/></text:span><text:span text:style-name="T3">ὁ</text:span><text:span text:style-name="T1"> </text:span>ἄνθρωπ<text:span text:style-name="T2">ος</text:span><text:tab/><text:tab/><text:tab/><text:span text:style-name="T2">οἱ</text:span> ἄνθρωπ<text:span text:style-name="T2">οι</text:span><text:tab/><text:tab/></text:p>
      <text:p text:style-name="P29"><text:span text:style-name="T1">accusatif<text:tab/></text:span><text:span text:style-name="T3">τὸν</text:span><text:span text:style-name="T1"> </text:span>ἄνθρωπ<text:span text:style-name="T2">ον<text:tab/></text:span><text:tab/><text:tab/><text:span text:style-name="T2">τοὺς</text:span> ἀνθρώπ<text:span text:style-name="T2">ους</text:span></text:p>
      <text:p text:style-name="P29"><text:span text:style-name="T1">génitif<text:tab/><text:tab/></text:span><text:span text:style-name="T3">τοῦ</text:span><text:span text:style-name="T1"> </text:span>ἀνθρώπ<text:span text:style-name="T2">ου<text:tab/></text:span><text:tab/><text:tab/><text:span text:style-name="T2">τῶν</text:span> ἀνθρώπ<text:span text:style-name="T2">______</text:span></text:p>
      <text:p text:style-name="P30"><text:span text:style-name="T1">datif<text:tab/><text:tab/></text:span><text:span text:style-name="T3">τῷ</text:span><text:span text:style-name="T1"> </text:span>ἀνθρώπ<text:span text:style-name="T2">______</text:span><text:tab/><text:tab/><text:span text:style-name="T2">τoῖς</text:span> ἀνθρώπ<text:span text:style-name="T2">οις </text:span></text:p>
      <text:p text:style-name="P27"/>
      <text:p text:style-name="P28">(3) conjugaison, <text:span text:style-name="T91">type λύω : compléter les formes manquantes (/ 2 points)</text:span></text:p>
      <text:p text:style-name="P29"><text:span text:style-name="T5">A.inf.présent</text:span><text:tab/><text:tab/><text:span text:style-name="T5">A.ind.présent<text:tab/><text:tab/><text:tab/>M//P.ind.présent<text:tab/></text:span></text:p>
      <text:p text:style-name="P29"><text:span text:style-name="T7">λύ</text:span><text:span text:style-name="T4">ειν</text:span></text:p>
      <text:p text:style-name="P31"><text:tab/><text:tab/><text:tab/>1S<text:tab/>λύ<text:span text:style-name="T2">ω</text:span></text:p>
      <text:p text:style-name="P31"><text:tab/><text:tab/><text:tab/>2S<text:tab/>λύ<text:span text:style-name="T2">_______</text:span></text:p>
      <text:p text:style-name="P31"><text:tab/><text:tab/><text:tab/>3S<text:tab/>λύ<text:span text:style-name="T2">ει<text:tab/><text:tab/><text:tab/></text:span><text:span text:style-name="T6">λύ</text:span><text:span text:style-name="T2">εται</text:span></text:p>
      <text:p text:style-name="P31"><text:tab/><text:tab/><text:tab/>1P<text:tab/>λύ<text:span text:style-name="T2">ομεν</text:span></text:p>
      <text:p text:style-name="P32"><text:tab/><text:tab/><text:tab/>2P<text:tab/>λύ<text:span text:style-name="T2">_______</text:span></text:p>
      <text:p text:style-name="P31"><text:tab/><text:tab/><text:tab/>3P<text:tab/>λύ<text:span text:style-name="T2">ουσι</text:span>(ν)<text:tab/><text:tab/>λύ<text:span text:style-name="T2">ονται</text:span></text:p>
      <text:p text:style-name="P33"/>
      <text:p text:style-name="P34">(4) vocabulaire <text:span text:style-name="T96">(/4 points)</text:span></text:p>
      <text:p text:style-name="P35">Traduire <text:span text:style-name="T81">ἡ νόσοϛ, </text:span><text:span text:style-name="T43">τῆς </text:span><text:span text:style-name="T44">νόσο</text:span><text:span text:style-name="T45">υ<text:tab/><text:tab/>:</text:span><text:span text:style-name="T47"> </text:span></text:p>
      <text:p text:style-name="P36"><text:span text:style-name="T82">Traduire </text:span><text:span text:style-name="T84">ὁ </text:span><text:span text:style-name="T85">τρόπ</text:span><text:span text:style-name="T86">οϛ, </text:span><text:span text:style-name="T87">τοῦ</text:span><text:span text:style-name="T86"> </text:span><text:span text:style-name="T85">τρόπ</text:span><text:span text:style-name="T86">ο</text:span><text:span text:style-name="T88">υ<text:tab/>:</text:span></text:p>
      <text:p text:style-name="P36"><text:span text:style-name="T83">T</text:span><text:span text:style-name="T82">raduire « le fruit »<text:tab/><text:tab/><text:tab/>:</text:span></text:p>
      <text:p text:style-name="P36"><text:span text:style-name="T83">T</text:span><text:span text:style-name="T82">raduire « terrible »<text:tab/><text:tab/><text:tab/>:</text:span></text:p>
      <text:p text:style-name="P37"><text:span text:style-name="T8"/></text:p>
      <text:p text:style-name="P34">(5) étud<text:span text:style-name="T98">e d’une phrase </text:span>: <text:span text:style-name="T96">répondre aux questions posées (/8 points)</text:span></text:p>
      <text:p text:style-name="P19">Κακὸν φέρουσι καρπὸν οἱ κακοὶ φίλοι.</text:p>
      <text:p text:style-name="P21"><text:span text:style-name="T92"/></text:p>
      <text:p text:style-name="P25"><text:span text:style-name="T94">Q</text:span><text:span text:style-name="T93">ue signifie cette phrase ?</text:span></text:p>
      <text:p text:style-name="P25"><text:span text:style-name="T93">Où est le verbe dans cette phrase ?</text:span></text:p>
      <text:p text:style-name="P25"><text:span text:style-name="T93">A quel cas ({nominatif, accusatif, génitif, datif} + {singulier, pluriel}) est le mot </text:span><text:span text:style-name="T95">καρπὸν ?</text:span></text:p>
      <text:p text:style-name="P25"><text:span text:style-name="T95">Q</text:span><text:span text:style-name="T93">uels sont les mots au nominatif pluriel ?</text:span></text:p>
      <text:p text:style-name="P25"><text:span text:style-name="T93"/></text:p>
      <text:p text:style-name="P22"><text:span text:style-name="T93">(6) Traduire la phrase suivant (/2 points)</text:span></text:p>
      <text:p text:style-name="P20">Κακὸν φέρ<text:span text:style-name="T80">ει</text:span> καρπὸν <text:span text:style-name="T80">ὁ</text:span> κακὸ<text:span text:style-name="T42">ϛ</text:span> φίλ<text:span text:style-name="T42">οϛ</text:span>.</text:p>
      <text:p text:style-name="P23"><text:span text:style-name="T92"/></text:p>
      <text:p text:style-name="P23"><text:span text:style-name="T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09:23:20.501815481</meta:creation-date>
    <meta:generator>LibreOffice/6.0.7.3$Linux_X86_64 LibreOffice_project/00m0$Build-3</meta:generator>
    <dc:date>2020-11-21T09:43:30.729725619</dc:date>
    <meta:editing-duration>PT20M14S</meta:editing-duration>
    <meta:editing-cycles>11</meta:editing-cycles>
    <meta:document-statistic meta:table-count="0" meta:image-count="0" meta:object-count="0" meta:page-count="1" meta:paragraph-count="32" meta:word-count="184" meta:character-count="1132" meta:non-whitespace-character-count="936"/>
  </office:meta>
</office:document-meta>
</file>